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stroke="none" svg:stroke-color="#000000" draw:fill="solid" draw:fill-color="#e6e6ff" fo:min-height="0.5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end="Double_20_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75cm"/>
    </style:style>
    <style:style style:name="gr8" style:family="graphic" style:parent-style-name="standard">
      <style:graphic-properties draw:stroke="none" svg:stroke-color="#000000" draw:fill="none" draw:fill-color="#ffffff" fo:min-height="0.375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head_20_1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end="Arrowhead_20_2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marker-end="Arrowhead_20_3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end="Arrowhead_20_4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Arrowhead_20_5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25cm"/>
    </style:style>
    <style:style style:name="gr17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Linienende_20_1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draw:marker-end="Linienende_20_2" draw:marker-end-width="0.3cm" draw:fill="none" draw:textarea-horizontal-align="center" draw:textarea-vertical-align="middle"/>
    </style:style>
    <style:style style:name="gr20" style:family="graphic" style:parent-style-name="objectwithoutfill">
      <style:graphic-properties draw:marker-end="Linienende_20_3" draw:marker-end-width="0.3cm" draw:fill="none" draw:textarea-horizontal-align="center" draw:textarea-vertical-align="middle"/>
    </style:style>
    <style:style style:name="gr21" style:family="graphic" style:parent-style-name="objectwithoutfill">
      <style:graphic-properties draw:marker-end="Linienende_20_4" draw:marker-end-width="0.3cm" draw:fill="none" draw:textarea-horizontal-align="center" draw:textarea-vertical-align="middle"/>
    </style:style>
    <style:style style:name="gr22" style:family="graphic" style:parent-style-name="objectwithoutfill">
      <style:graphic-properties draw:marker-end="Linienende_20_5" draw:marker-end-width="0.3cm" draw:fill="none" draw:textarea-horizontal-align="center" draw:textarea-vertical-align="middle"/>
    </style:style>
    <style:style style:name="gr23" style:family="graphic" style:parent-style-name="objectwithoutfill">
      <style:graphic-properties draw:marker-end="Double_20_Arrow" draw:marker-end-width="0.3cm" draw:fill="none" draw:textarea-horizontal-align="center" draw:textarea-vertical-align="middle"/>
    </style:style>
    <style:style style:name="gr24" style:family="graphic" style:parent-style-name="objectwithoutfill">
      <style:graphic-properties draw:marker-end="Linienende_20_7" draw:marker-end-width="0.3cm" draw:fill="none" draw:textarea-horizontal-align="center" draw:textarea-vertical-align="middle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gross">
        <draw:ellipse draw:style-name="gr1" xml:id="id1" draw:id="id1" draw:layer="layout" svg:width="2.125cm" svg:height="0.75cm" svg:x="0.125cm" svg:y="0.25cm">
          <text:p>document</text:p>
        </draw:ellipse>
        <draw:ellipse draw:style-name="gr1" xml:id="id2" draw:id="id2" draw:layer="layout" svg:width="1.75cm" svg:height="0.625cm" svg:x="1.75cm" svg:y="1.25cm">
          <text:p>title</text:p>
        </draw:ellipse>
        <draw:connector draw:style-name="gr2" draw:layer="layout" svg:x1="1.187cm" svg:y1="1cm" svg:x2="1.75cm" svg:y2="1.562cm" draw:start-shape="id1" draw:start-glue-point="2" draw:end-shape="id2" svg:d="m1187 1000v562h563">
          <text:p/>
        </draw:connector>
        <draw:frame draw:style-name="gr3" draw:layer="layout" svg:width="5.25cm" svg:height="0.5cm" svg:x="5cm" svg:y="1.375cm">
          <draw:text-box>
            <text:p>Titel des Html- Dokumentes</text:p>
          </draw:text-box>
        </draw:frame>
        <draw:ellipse draw:style-name="gr1" xml:id="id3" draw:id="id3" draw:layer="layout" svg:width="1.5cm" svg:height="0.625cm" svg:x="1.875cm" svg:y="2.25cm">
          <text:p>URL</text:p>
        </draw:ellipse>
        <draw:connector draw:style-name="gr2" draw:layer="layout" svg:x1="1.187cm" svg:y1="1cm" svg:x2="1.875cm" svg:y2="2.562cm" draw:start-shape="id1" draw:start-glue-point="2" draw:end-shape="id3" draw:end-glue-point="3" svg:d="m1187 1000v1562h688">
          <text:p/>
        </draw:connector>
        <draw:frame draw:style-name="gr3" draw:layer="layout" svg:width="6.25cm" svg:height="0.5cm" svg:x="5cm" svg:y="2.375cm">
          <draw:text-box>
            <text:p>Vollständiger URL des Dokuments</text:p>
          </draw:text-box>
        </draw:frame>
        <draw:ellipse draw:style-name="gr1" xml:id="id4" draw:id="id4" draw:layer="layout" svg:width="2.5cm" svg:height="0.625cm" svg:x="1.875cm" svg:y="3.25cm">
          <text:p>readyState</text:p>
        </draw:ellipse>
        <draw:connector draw:style-name="gr2" draw:layer="layout" svg:x1="1.187cm" svg:y1="1cm" svg:x2="1.875cm" svg:y2="3.562cm" draw:start-shape="id1" draw:start-glue-point="2" draw:end-shape="id4" draw:end-glue-point="3" svg:d="m1187 1000v2562h688">
          <text:p/>
        </draw:connector>
        <draw:frame draw:style-name="gr3" draw:layer="layout" svg:width="7.75cm" svg:height="0.5cm" svg:x="5cm" svg:y="3.25cm">
          <draw:text-box>
            <text:p>zeigt den Ladezustand des Dokuments an. Enum</text:p>
          </draw:text-box>
        </draw:frame>
        <draw:frame draw:style-name="gr4" draw:text-style-name="P1" xml:id="id5" draw:id="id5" draw:layer="layout" svg:width="7.125cm" svg:height="0.5cm" svg:x="5cm" svg:y="4.125cm">
          <draw:text-box>
            <text:p><text:span text:style-name="T1">uninitialized, loading, interactive, complete</text:span></text:p>
          </draw:text-box>
        </draw:frame>
        <draw:connector draw:style-name="gr2" draw:layer="layout" svg:x1="3.125cm" svg:y1="3.875cm" svg:x2="5cm" svg:y2="4.375cm" draw:start-shape="id4" draw:start-glue-point="2" draw:end-shape="id5" draw:end-glue-point="3" svg:d="m3125 3875v500h1875">
          <text:p/>
        </draw:connector>
        <draw:ellipse draw:style-name="gr1" xml:id="id6" draw:id="id6" draw:layer="layout" svg:width="6.375cm" svg:height="0.75cm" svg:x="1.75cm" svg:y="16.649cm">
          <text:p>documentElement: DOM Element</text:p>
        </draw:ellipse>
        <draw:connector draw:style-name="gr2" draw:layer="layout" svg:x1="1.187cm" svg:y1="1cm" svg:x2="1.75cm" svg:y2="17.024cm" draw:start-shape="id1" draw:start-glue-point="2" draw:end-shape="id6" draw:end-glue-point="3" svg:d="m1187 1000v16024h563">
          <text:p/>
        </draw:connector>
        <draw:rect draw:style-name="gr1" xml:id="id7" draw:id="id7" draw:layer="layout" svg:width="2.125cm" svg:height="0.75cm" svg:x="6.624cm" svg:y="17.649cm">
          <text:p>childNodes</text:p>
        </draw:rect>
        <draw:connector draw:style-name="gr5" draw:layer="layout" svg:x1="4.937cm" svg:y1="17.399cm" svg:x2="6.624cm" svg:y2="18.024cm" draw:start-shape="id6" draw:start-glue-point="2" draw:end-shape="id7" draw:end-glue-point="3" svg:d="m4937 17399v625h1687">
          <text:p/>
        </draw:connector>
        <draw:connector draw:style-name="gr6" draw:layer="layout" draw:line-skew="0cm 0cm -0.373cm" svg:x1="7.686cm" svg:y1="18.399cm" svg:x2="4.937cm" svg:y2="16.649cm" draw:start-shape="id7" draw:start-glue-point="2" draw:end-shape="id6" draw:end-glue-point="0" svg:d="m7686 18399v501h1564v-3125h-4313v874">
          <text:p/>
        </draw:connector>
        <draw:ellipse draw:style-name="gr1" xml:id="id8" draw:id="id8" draw:layer="layout" svg:width="2cm" svg:height="0.625cm" svg:x="6.75cm" svg:y="24.425cm">
          <text:p>nodeType</text:p>
        </draw:ellipse>
        <draw:connector draw:style-name="gr2" draw:layer="layout" svg:x1="4.937cm" svg:y1="17.399cm" svg:x2="6.75cm" svg:y2="24.737cm" draw:start-shape="id6" draw:end-shape="id8" draw:end-glue-point="3" svg:d="m4937 17399v7338h1813">
          <text:p/>
        </draw:connector>
        <draw:ellipse draw:style-name="gr1" xml:id="id10" draw:id="id10" draw:layer="layout" svg:width="2cm" svg:height="0.625cm" svg:x="6.75cm" svg:y="25.175cm">
          <text:p>tagName</text:p>
        </draw:ellipse>
        <draw:ellipse draw:style-name="gr1" xml:id="id9" draw:id="id9" draw:layer="layout" svg:width="1cm" svg:height="0.5cm" svg:x="6.75cm" svg:y="23.8cm">
          <text:p>id</text:p>
        </draw:ellipse>
        <draw:connector draw:style-name="gr2" draw:layer="layout" svg:x1="4.937cm" svg:y1="17.399cm" svg:x2="6.75cm" svg:y2="24.05cm" draw:start-shape="id6" draw:start-glue-point="2" draw:end-shape="id9" draw:end-glue-point="3" svg:d="m4937 17399v6651h1813">
          <text:p/>
        </draw:connector>
        <draw:connector draw:style-name="gr2" draw:layer="layout" svg:x1="4.937cm" svg:y1="17.399cm" svg:x2="6.75cm" svg:y2="25.487cm" draw:start-shape="id6" draw:start-glue-point="2" draw:end-shape="id10" draw:end-glue-point="3" svg:d="m4937 17399v8088h1813">
          <text:p/>
        </draw:connector>
        <draw:ellipse draw:style-name="gr1" xml:id="id11" draw:id="id11" draw:layer="layout" svg:width="1.25cm" svg:height="0.625cm" svg:x="6.75cm" svg:y="26.05cm">
          <text:p>style</text:p>
        </draw:ellipse>
        <draw:connector draw:style-name="gr2" draw:layer="layout" svg:x1="4.937cm" svg:y1="17.399cm" svg:x2="6.75cm" svg:y2="26.362cm" draw:start-shape="id6" draw:start-glue-point="2" draw:end-shape="id11" draw:end-glue-point="3" svg:d="m4937 17399v8963h1813">
          <text:p/>
        </draw:connector>
        <draw:frame draw:style-name="gr7" draw:layer="layout" svg:width="7cm" svg:height="1.557cm" svg:x="9.875cm" svg:y="16.399cm">
          <draw:text-box>
            <text:p>documentElement verweist auf das Wurzelelement (= html- Block). Die inneren Blöcke (=Kindelemente) werden durch die childNodes dargestellt.</text:p>
          </draw:text-box>
        </draw:frame>
        <draw:frame draw:style-name="gr8" draw:layer="layout" svg:width="5.125cm" svg:height="0.39cm" svg:x="10cm" svg:y="23.8cm">
          <draw:text-box>
            <text:p>Inhalt des id- Attributes</text:p>
          </draw:text-box>
        </draw:frame>
        <draw:frame draw:style-name="gr8" draw:layer="layout" svg:width="7.25cm" svg:height="1.168cm" svg:x="9.5cm" svg:y="25.882cm">
          <draw:text-box>
            <text:p>Referenz auf ein Objekt, dessen Eigenschaften die CSS- Einstellungen für das Element darstellen</text:p>
          </draw:text-box>
        </draw:frame>
        <draw:ellipse draw:style-name="gr1" xml:id="id12" draw:id="id12" draw:layer="layout" svg:width="2.25cm" svg:height="0.625cm" svg:x="6.875cm" svg:y="26.85cm">
          <text:p>innerHTML</text:p>
        </draw:ellipse>
        <draw:connector draw:style-name="gr2" draw:layer="layout" svg:x1="4.937cm" svg:y1="17.399cm" svg:x2="6.875cm" svg:y2="27.162cm" draw:start-shape="id6" draw:start-glue-point="2" draw:end-shape="id12" draw:end-glue-point="3" svg:d="m4937 17399v9763h1938">
          <text:p/>
        </draw:connector>
        <draw:custom-shape draw:style-name="gr9" draw:text-style-name="P2" xml:id="id14" draw:id="id14" draw:layer="layout" svg:width="3.125cm" svg:height="0.625cm" svg:x="2.125cm" svg:y="5.7cm">
          <text:p text:style-name="P2">createEl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3" draw:id="id13" draw:layer="layout" svg:width="2cm" svg:height="0.625cm" svg:x="1.875cm" svg:y="4.575cm">
          <text:p text:style-name="P2">tag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draw:type="line" svg:x1="2.875cm" svg:y1="5.2cm" svg:x2="3.687cm" svg:y2="5.7cm" draw:start-shape="id13" draw:start-glue-point="8" draw:end-shape="id14" draw:end-glue-point="0" svg:d="m2875 5200 812 500">
          <text:p/>
        </draw:connector>
        <draw:connector draw:style-name="gr2" draw:layer="layout" svg:x1="1.187cm" svg:y1="1cm" svg:x2="2.125cm" svg:y2="6.012cm" draw:start-shape="id1" draw:start-glue-point="2" draw:end-shape="id14" draw:end-glue-point="3" svg:d="m1187 1000v5012h938">
          <text:p/>
        </draw:connector>
        <draw:connector draw:style-name="gr12" draw:layer="layout" svg:x1="3.687cm" svg:y1="6.325cm" svg:x2="5.625cm" svg:y2="6.825cm" draw:start-shape="id14" draw:start-glue-point="2" draw:end-shape="id15" draw:end-glue-point="6" svg:d="m3687 6325v500h1938">
          <text:p/>
        </draw:connector>
        <draw:custom-shape draw:style-name="gr10" draw:text-style-name="P2" xml:id="id15" draw:id="id15" draw:layer="layout" svg:width="2.375cm" svg:height="0.75cm" svg:x="5.625cm" svg:y="6.45cm">
          <text:p text:style-name="P2">Dom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6" draw:id="id16" draw:layer="layout" svg:width="3cm" svg:height="0.625cm" svg:x="2.125cm" svg:y="8.15cm">
          <text:p text:style-name="P2">createText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svg:x1="1.187cm" svg:y1="1cm" svg:x2="2.125cm" svg:y2="8.462cm" draw:start-shape="id1" draw:start-glue-point="2" draw:end-shape="id16" draw:end-glue-point="3" svg:d="m1187 1000v7462h938">
          <text:p/>
        </draw:connector>
        <draw:custom-shape draw:style-name="gr10" draw:text-style-name="P2" xml:id="id17" draw:id="id17" draw:layer="layout" svg:width="2.75cm" svg:height="0.75cm" svg:x="5.875cm" svg:y="8.9cm">
          <text:p text:style-name="P2">Text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layer="layout" svg:x1="3.625cm" svg:y1="8.775cm" svg:x2="5.875cm" svg:y2="9.275cm" draw:start-shape="id16" draw:start-glue-point="2" draw:end-shape="id17" draw:end-glue-point="6" svg:d="m3625 8775v500h2250">
          <text:p/>
        </draw:connector>
        <draw:custom-shape draw:style-name="gr10" draw:text-style-name="P2" xml:id="id18" draw:id="id18" draw:layer="layout" svg:width="2.25cm" svg:height="0.625cm" svg:x="1.75cm" svg:y="7.025cm">
          <text:p text:style-name="P2">Text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layer="layout" draw:type="line" svg:x1="2.875cm" svg:y1="7.65cm" svg:x2="3.625cm" svg:y2="8.15cm" draw:start-shape="id18" draw:start-glue-point="8" draw:end-shape="id16" draw:end-glue-point="0" svg:d="m2875 7650 750 500">
          <text:p/>
        </draw:connector>
        <draw:custom-shape draw:style-name="gr9" draw:text-style-name="P2" xml:id="id20" draw:id="id20" draw:layer="layout" svg:width="2.75cm" svg:height="0.625cm" svg:x="6.5cm" svg:y="22.8cm">
          <text:p text:style-name="P2">appendCh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9" draw:id="id19" draw:layer="layout" svg:width="2.25cm" svg:height="0.75cm" svg:x="5.125cm" svg:y="21.8cm">
          <text:p text:style-name="P2">DomE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layer="layout" draw:type="line" svg:x1="7.046cm" svg:y1="22.441cm" svg:x2="7.875cm" svg:y2="22.8cm" draw:start-shape="id19" draw:start-glue-point="9" draw:end-shape="id20" draw:end-glue-point="0" svg:d="m7046 22441 829 359">
          <text:p/>
        </draw:connector>
        <draw:connector draw:style-name="gr2" draw:layer="layout" svg:x1="4.937cm" svg:y1="17.399cm" svg:x2="6.5cm" svg:y2="23.112cm" draw:start-shape="id6" draw:start-glue-point="2" draw:end-shape="id20" draw:end-glue-point="3" svg:d="m4937 17399v5713h1563">
          <text:p/>
        </draw:connector>
        <draw:ellipse draw:style-name="gr1" xml:id="id21" draw:id="id21" draw:layer="layout" svg:width="2.75cm" svg:height="0.75cm" svg:x="6.375cm" svg:y="20.05cm">
          <text:p>firstChild</text:p>
        </draw:ellipse>
        <draw:connector draw:style-name="gr2" draw:layer="layout" svg:x1="4.937cm" svg:y1="17.399cm" svg:x2="6.375cm" svg:y2="20.425cm" draw:start-shape="id6" draw:start-glue-point="2" draw:end-shape="id21" draw:end-glue-point="3" svg:d="m4937 17399v3026h1438">
          <text:p/>
        </draw:connector>
        <draw:frame draw:style-name="gr16" draw:layer="layout" svg:width="5.875cm" svg:height="0.625cm" svg:x="10cm" svg:y="20.05cm">
          <draw:text-box>
            <text:p>Referenz auf das erste Kindelement</text:p>
          </draw:text-box>
        </draw:frame>
        <draw:custom-shape draw:style-name="gr17" draw:text-style-name="P2" xml:id="id22" draw:id="id22" draw:layer="layout" svg:width="3cm" svg:height="0.625cm" svg:x="2.125cm" svg:y="10.75cm">
          <text:p text:style-name="P2">removeChi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svg:x1="1.187cm" svg:y1="1cm" svg:x2="2.125cm" svg:y2="11.062cm" draw:start-shape="id1" draw:start-glue-point="2" draw:end-shape="id22" draw:end-glue-point="3" svg:d="m1187 1000v10062h938">
          <text:p/>
        </draw:connector>
        <draw:ellipse draw:style-name="gr1" xml:id="id23" draw:id="id23" draw:layer="layout" svg:width="2.625cm" svg:height="0.625cm" svg:x="1.375cm" svg:y="9.625cm">
          <text:p>DomElement</text:p>
        </draw:ellipse>
        <draw:connector draw:style-name="gr18" draw:layer="layout" draw:type="line" svg:x1="2.687cm" svg:y1="10.25cm" svg:x2="3.625cm" svg:y2="10.75cm" draw:start-shape="id23" draw:start-glue-point="2" draw:end-shape="id22" draw:end-glue-point="0" svg:d="m2687 10250 938 500">
          <text:p/>
        </draw:connector>
        <draw:custom-shape draw:style-name="gr17" draw:text-style-name="P2" xml:id="id25" draw:id="id25" draw:layer="layout" svg:width="3.5cm" svg:height="0.625cm" svg:x="2.375cm" svg:y="12.625cm">
          <text:p text:style-name="P2">getElementBy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" xml:id="id27" draw:id="id27" draw:layer="layout" svg:width="2.75cm" svg:height="0.75cm" svg:x="6.375cm" svg:y="20.925cm">
          <text:p>lastChild</text:p>
        </draw:ellipse>
        <draw:frame draw:style-name="gr16" draw:layer="layout" svg:width="5.875cm" svg:height="0.625cm" svg:x="10cm" svg:y="20.925cm">
          <draw:text-box>
            <text:p>Referenz auf das letzte Kindelement</text:p>
          </draw:text-box>
        </draw:frame>
        <draw:ellipse draw:style-name="gr1" xml:id="id24" draw:id="id24" draw:layer="layout" svg:width="2.625cm" svg:height="0.625cm" svg:x="1.375cm" svg:y="11.5cm">
          <text:p>ElementID</text:p>
        </draw:ellipse>
        <draw:connector draw:style-name="gr19" draw:layer="layout" draw:type="line" svg:x1="2.687cm" svg:y1="12.125cm" svg:x2="4.125cm" svg:y2="12.625cm" draw:start-shape="id24" draw:start-glue-point="2" draw:end-shape="id25" draw:end-glue-point="0" svg:d="m2687 12125 1438 500">
          <text:p/>
        </draw:connector>
        <draw:connector draw:style-name="gr2" draw:layer="layout" svg:x1="1.187cm" svg:y1="1cm" svg:x2="2.375cm" svg:y2="12.937cm" draw:start-shape="id1" draw:start-glue-point="2" draw:end-shape="id25" draw:end-glue-point="3" svg:d="m1187 1000v11937h1188">
          <text:p/>
        </draw:connector>
        <draw:connector draw:style-name="gr20" draw:layer="layout" draw:type="curve" svg:x1="5.875cm" svg:y1="12.937cm" svg:x2="8.125cm" svg:y2="17.024cm" draw:start-shape="id25" draw:start-glue-point="1" draw:end-shape="id6" draw:end-glue-point="1" svg:d="m5875 12937c4126 0 3001 4087 2250 4087">
          <text:p/>
        </draw:connector>
        <draw:ellipse draw:style-name="gr1" xml:id="id26" draw:id="id26" draw:layer="layout" svg:width="2.75cm" svg:height="0.75cm" svg:x="6.25cm" svg:y="19.125cm">
          <text:p>hasChildNodes</text:p>
        </draw:ellipse>
        <draw:connector draw:style-name="gr2" draw:layer="layout" svg:x1="6.25cm" svg:y1="19.5cm" svg:x2="4.937cm" svg:y2="17.399cm" draw:start-shape="id26" draw:start-glue-point="3" draw:end-shape="id6" draw:end-glue-point="2" svg:d="m6250 19500h-1313v-2101">
          <text:p/>
        </draw:connector>
        <draw:connector draw:style-name="gr2" draw:layer="layout" svg:x1="6.375cm" svg:y1="21.3cm" svg:x2="4.937cm" svg:y2="17.399cm" draw:start-shape="id27" draw:start-glue-point="3" draw:end-shape="id6" draw:end-glue-point="2" svg:d="m6375 21300h-1438v-3901">
          <text:p/>
        </draw:connector>
        <draw:custom-shape draw:style-name="gr17" draw:text-style-name="P2" xml:id="id28" draw:id="id28" draw:layer="layout" svg:width="4.25cm" svg:height="0.625cm" svg:x="2.375cm" svg:y="14.125cm">
          <text:p text:style-name="P2">getElementsByTag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svg:x1="1.187cm" svg:y1="1cm" svg:x2="2.375cm" svg:y2="14.437cm" draw:start-shape="id1" draw:start-glue-point="2" draw:end-shape="id28" draw:end-glue-point="3" svg:d="m1187 1000v13437h1188">
          <text:p/>
        </draw:connector>
        <draw:ellipse draw:style-name="gr1" xml:id="id29" draw:id="id29" draw:layer="layout" svg:width="2.625cm" svg:height="0.625cm" svg:x="1.375cm" svg:y="13.375cm">
          <text:p>TagName</text:p>
        </draw:ellipse>
        <draw:connector draw:style-name="gr21" draw:layer="layout" draw:type="curve" svg:x1="4cm" svg:y1="13.687cm" svg:x2="4.5cm" svg:y2="14.125cm" draw:start-shape="id29" draw:start-glue-point="1" draw:end-shape="id28" draw:end-glue-point="0" svg:d="m4000 13687c334 0 500 146 500 438">
          <text:p/>
        </draw:connector>
        <draw:rect draw:style-name="gr1" xml:id="id30" draw:id="id30" draw:layer="layout" svg:width="3.125cm" svg:height="0.875cm" svg:x="9.625cm" svg:y="14cm">
          <text:p>elements</text:p>
        </draw:rect>
        <draw:connector draw:style-name="gr22" draw:layer="layout" draw:type="curve" svg:x1="6.625cm" svg:y1="14.437cm" svg:x2="9.625cm" svg:y2="14.437cm" draw:start-shape="id28" draw:start-glue-point="1" draw:end-shape="id30" draw:end-glue-point="3" svg:d="m6625 14437h3000">
          <text:p/>
        </draw:connector>
        <draw:connector draw:style-name="gr23" draw:layer="layout" draw:type="curve" svg:x1="11.187cm" svg:y1="14.875cm" svg:x2="8.125cm" svg:y2="17.024cm" draw:start-shape="id30" draw:start-glue-point="2" draw:end-shape="id6" draw:end-glue-point="1" svg:d="m11187 14875c0 1433-1020 2149-3062 2149">
          <text:p/>
        </draw:connector>
        <draw:custom-shape draw:style-name="gr17" draw:text-style-name="P2" xml:id="id31" draw:id="id31" draw:layer="layout" svg:width="4.25cm" svg:height="0.625cm" svg:x="2.875cm" svg:y="15cm">
          <text:p text:style-name="P2">getElementsByClassN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layer="layout" svg:x1="1.187cm" svg:y1="1cm" svg:x2="2.875cm" svg:y2="15.312cm" draw:start-shape="id1" draw:start-glue-point="2" draw:end-shape="id31" draw:end-glue-point="3" svg:d="m1187 1000v14312h1688">
          <text:p/>
        </draw:connector>
        <draw:connector draw:style-name="gr24" draw:layer="layout" draw:type="curve" svg:x1="4cm" svg:y1="13.687cm" svg:x2="5cm" svg:y2="15cm" draw:start-shape="id29" draw:start-glue-point="1" draw:end-shape="id31" draw:end-glue-point="0" svg:d="m4000 13687c667 0 1000 437 1000 1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Arrowhead_20_1" draw:display-name="Arrowhead 1" svg:viewBox="0 0 20 30" svg:d="m10 0-10 30h20z"/>
    <draw:marker draw:name="Arrowhead_20_2" draw:display-name="Arrowhead 2" svg:viewBox="0 0 20 30" svg:d="m10 0-10 30h20z"/>
    <draw:marker draw:name="Arrowhead_20_3" draw:display-name="Arrowhead 3" svg:viewBox="0 0 20 30" svg:d="m10 0-10 30h20z"/>
    <draw:marker draw:name="Arrowhead_20_4" draw:display-name="Arrowhead 4" svg:viewBox="0 0 20 30" svg:d="m10 0-10 30h20z"/>
    <draw:marker draw:name="Arrowhead_20_5" draw:display-name="Arrowhead 5" svg:viewBox="0 0 20 30" svg:d="m10 0-10 30h20z"/>
    <draw:marker draw:name="Double_20_Arrow" draw:display-name="Double Arrow" svg:viewBox="0 0 1131 1918" svg:d="m737 1131h394l-564-1131-567 1131h398l-398 787h1131z"/>
    <draw:marker draw:name="Linienende_20_1" draw:display-name="Linienende 1" svg:viewBox="0 0 20 30" svg:d="m10 0-10 30h20z"/>
    <draw:marker draw:name="Linienende_20_2" draw:display-name="Linienende 2" svg:viewBox="0 0 20 30" svg:d="m10 0-10 30h20z"/>
    <draw:marker draw:name="Linienende_20_3" draw:display-name="Linienende 3" svg:viewBox="0 0 20 30" svg:d="m10 0-10 30h20z"/>
    <draw:marker draw:name="Linienende_20_4" draw:display-name="Linienende 4" svg:viewBox="0 0 20 30" svg:d="m10 0-10 30h20z"/>
    <draw:marker draw:name="Linienende_20_5" draw:display-name="Linienende 5" svg:viewBox="0 0 20 30" svg:d="m10 0-10 30h20z"/>
    <draw:marker draw:name="Linienende_20_6" draw:display-name="Linienende 6" svg:viewBox="0 0 20 30" svg:d="m10 0-10 30h20z"/>
    <draw:marker draw:name="Linienende_20_7" draw:display-name="Linienende 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5-09-21T01:54:18.47</meta:creation-date>
    <dc:language>de-DE</dc:language>
    <meta:editing-cycles>4</meta:editing-cycles>
    <meta:editing-duration>PT15M13S</meta:editing-duration>
    <dc:title>web-gross</dc:title>
    <dc:date>2015-09-21T02:20:24.90</dc:date>
    <dc:creator>Martin Korneffel</dc:creator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